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6179f5" officeooo:paragraph-rsid="00929e4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156ff6" officeooo:paragraph-rsid="009e5d56" style:font-weight-asian="normal" style:font-weight-complex="normal"/>
    </style:style>
    <style:style style:name="P5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e5d56" officeooo:paragraph-rsid="009e5d56" style:font-weight-asian="bold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0253912"/>
    </style:style>
    <style:style style:name="P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288a7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0ec888b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06730ab"/>
    </style:style>
    <style:style style:name="P13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14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011555c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16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8e396c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a04cf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03d9e" officeooo:paragraph-rsid="008989ce" style:font-weight-asian="normal" style:font-weight-complex="normal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a288a7" officeooo:paragraph-rsid="00a288a7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38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39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40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41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42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43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44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45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46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47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48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49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50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51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52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53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58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61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62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63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64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65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66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67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68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6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70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71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72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73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74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75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76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77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80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81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8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8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8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8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8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87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88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8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9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fdc4d3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9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9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1b67b1" officeooo:paragraph-rsid="001b67b1" style:font-weight-asian="normal" style:font-weight-complex="normal"/>
    </style:style>
    <style:style style:name="P94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9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96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97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98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99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00" style:family="paragraph" style:parent-style-name="Heading_20_2">
      <style:paragraph-properties fo:text-align="center" style:justify-single-word="false"/>
      <style:text-properties style:font-name="Purisa" officeooo:paragraph-rsid="0011555c"/>
    </style:style>
    <style:style style:name="P101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02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03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9c25db" officeooo:paragraph-rsid="009c7195" style:font-weight-asian="bold" style:font-weight-complex="bold"/>
    </style:style>
    <style:style style:name="P104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15c3d8" officeooo:paragraph-rsid="0015c3d8" style:font-weight-asian="bold" style:font-weight-complex="bold"/>
    </style:style>
    <style:style style:name="P105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fdc4d3" officeooo:paragraph-rsid="00fdc4d3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107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10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803d9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e3b682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efd00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2" style:family="text">
      <style:text-properties style:text-underline-style="solid" style:text-underline-width="auto" style:text-underline-color="font-color" officeooo:rsid="00803d9e"/>
    </style:style>
    <style:style style:name="T13" style:family="text">
      <style:text-properties style:text-underline-style="solid" style:text-underline-width="auto" style:text-underline-color="font-color" officeooo:rsid="0085181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67eb6" style:font-weight-asian="bold" style:font-weight-complex="bold"/>
    </style:style>
    <style:style style:name="T16" style:family="text">
      <style:text-properties fo:font-weight="bold" officeooo:rsid="008f2b07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730ab" style:font-weight-asian="normal" style:font-weight-complex="normal"/>
    </style:style>
    <style:style style:name="T19" style:family="text">
      <style:text-properties fo:font-weight="normal" officeooo:rsid="00687961" style:font-weight-asian="normal" style:font-weight-complex="normal"/>
    </style:style>
    <style:style style:name="T20" style:family="text">
      <style:text-properties fo:font-weight="normal" officeooo:rsid="00691b2d" style:font-weight-asian="normal" style:font-weight-complex="normal"/>
    </style:style>
    <style:style style:name="T21" style:family="text">
      <style:text-properties style:font-name="Purisa"/>
    </style:style>
    <style:style style:name="T22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3" style:family="text">
      <style:text-properties style:font-name="Purisa" style:text-underline-style="solid" style:text-underline-width="auto" style:text-underline-color="font-color" fo:font-weight="bold" officeooo:rsid="00d4198c" style:font-weight-asian="bold" style:font-weight-complex="bold"/>
    </style:style>
    <style:style style:name="T24" style:family="text">
      <style:text-properties style:font-name="Purisa" style:text-underline-style="solid" style:text-underline-width="auto" style:text-underline-color="font-color" fo:font-weight="bold" officeooo:rsid="001393b9" style:font-weight-asian="bold" style:font-weight-complex="bold"/>
    </style:style>
    <style:style style:name="T25" style:family="text">
      <style:text-properties style:font-name="Purisa" style:text-underline-style="solid" style:text-underline-width="auto" style:text-underline-color="font-color" officeooo:rsid="000ca828"/>
    </style:style>
    <style:style style:name="T26" style:family="text">
      <style:text-properties style:font-name="Purisa" fo:font-weight="bold" style:font-weight-asian="bold" style:font-weight-complex="bold"/>
    </style:style>
    <style:style style:name="T27" style:family="text">
      <style:text-properties style:font-name="Purisa" fo:font-weight="bold" officeooo:rsid="000ab63f" style:font-weight-asian="bold" style:font-weight-complex="bold"/>
    </style:style>
    <style:style style:name="T28" style:family="text">
      <style:text-properties style:font-name="Purisa" fo:font-weight="bold" officeooo:rsid="008e35d3" style:font-weight-asian="bold" style:font-weight-complex="bold"/>
    </style:style>
    <style:style style:name="T29" style:family="text">
      <style:text-properties style:font-name="Purisa" fo:font-weight="bold" officeooo:rsid="00a16bfe" style:font-weight-asian="bold" style:font-weight-complex="bold"/>
    </style:style>
    <style:style style:name="T30" style:family="text">
      <style:text-properties style:font-name="Purisa" fo:font-weight="bold" officeooo:rsid="00fba5bb" style:font-weight-asian="bold" style:font-weight-complex="bold"/>
    </style:style>
    <style:style style:name="T31" style:family="text">
      <style:text-properties style:font-name="Purisa" fo:font-weight="bold" officeooo:rsid="00fdc4d3" style:font-weight-asian="bold" style:font-weight-complex="bold"/>
    </style:style>
    <style:style style:name="T32" style:family="text">
      <style:text-properties style:font-name="Purisa" fo:font-style="italic" style:text-underline-style="solid" style:text-underline-width="auto" style:text-underline-color="font-color" officeooo:rsid="0016243f" style:font-style-asian="italic" style:font-style-complex="italic"/>
    </style:style>
    <style:style style:name="T33" style:family="text">
      <style:text-properties style:font-name="Purisa" fo:font-weight="normal" style:font-weight-asian="normal" style:font-weight-complex="normal"/>
    </style:style>
    <style:style style:name="T34" style:family="text">
      <style:text-properties style:font-name="Purisa" fo:font-weight="normal" officeooo:rsid="0008e7e3" style:font-weight-asian="normal" style:font-weight-complex="normal"/>
    </style:style>
    <style:style style:name="T35" style:family="text">
      <style:text-properties style:font-name="Purisa" fo:font-weight="normal" officeooo:rsid="003a1de8" style:font-weight-asian="normal" style:font-weight-complex="normal"/>
    </style:style>
    <style:style style:name="T36" style:family="text">
      <style:text-properties style:font-name="Purisa" fo:font-weight="normal" officeooo:rsid="003f89fa" style:font-weight-asian="normal" style:font-weight-complex="normal"/>
    </style:style>
    <style:style style:name="T37" style:family="text">
      <style:text-properties style:font-name="Purisa" fo:font-weight="normal" officeooo:rsid="00468014" style:font-weight-asian="normal" style:font-weight-complex="normal"/>
    </style:style>
    <style:style style:name="T38" style:family="text">
      <style:text-properties style:font-name="Purisa" fo:font-weight="normal" officeooo:rsid="008e35d3" style:font-weight-asian="normal" style:font-weight-complex="normal"/>
    </style:style>
    <style:style style:name="T39" style:family="text">
      <style:text-properties style:font-name="Purisa" fo:font-weight="normal" officeooo:rsid="00fdc4d3" style:font-weight-asian="normal" style:font-weight-complex="normal"/>
    </style:style>
    <style:style style:name="T40" style:family="text">
      <style:text-properties style:font-name="Purisa" style:text-underline-style="none"/>
    </style:style>
    <style:style style:name="T41" style:family="text">
      <style:text-properties style:font-name="Purisa" style:text-underline-style="none" fo:font-weight="normal" style:font-weight-asian="normal" style:font-weight-complex="normal"/>
    </style:style>
    <style:style style:name="T42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3" style:family="text">
      <style:text-properties style:font-name="Purisa" style:text-underline-style="none" fo:font-weight="bold" style:font-weight-asian="bold" style:font-weight-complex="bold"/>
    </style:style>
    <style:style style:name="T44" style:family="text">
      <style:text-properties style:font-name="Purisa" style:text-underline-style="none" fo:font-weight="bold" officeooo:rsid="00691b2d" style:font-weight-asian="bold" style:font-weight-complex="bold"/>
    </style:style>
    <style:style style:name="T45" style:family="text">
      <style:text-properties style:font-name="Purisa" style:text-underline-style="none" fo:font-weight="bold" officeooo:rsid="000ca828" style:font-weight-asian="bold" style:font-weight-complex="bold"/>
    </style:style>
    <style:style style:name="T46" style:family="text">
      <style:text-properties style:font-name="Purisa" style:text-underline-style="none" fo:font-weight="bold" officeooo:rsid="008f2b07" style:font-weight-asian="bold" style:font-weight-complex="bold"/>
    </style:style>
    <style:style style:name="T47" style:family="text">
      <style:text-properties style:font-name="Purisa" style:text-underline-style="none" officeooo:rsid="00929e4a"/>
    </style:style>
    <style:style style:name="T48" style:family="text">
      <style:text-properties style:font-name="Purisa" style:text-underline-style="none" officeooo:rsid="000ca828"/>
    </style:style>
    <style:style style:name="T49" style:family="text">
      <style:text-properties style:font-name="Purisa" style:text-underline-style="none" officeooo:rsid="0094b9a9"/>
    </style:style>
    <style:style style:name="T50" style:family="text">
      <style:text-properties style:font-name="Purisa" style:text-underline-style="none" officeooo:rsid="00cd0bc3"/>
    </style:style>
    <style:style style:name="T51" style:family="text">
      <style:text-properties style:font-name="Purisa" style:text-underline-style="none" officeooo:rsid="00cde6a2"/>
    </style:style>
    <style:style style:name="T52" style:family="text">
      <style:text-properties style:font-name="Purisa" style:text-underline-style="none" officeooo:rsid="00d18f49"/>
    </style:style>
    <style:style style:name="T53" style:family="text">
      <style:text-properties style:font-name="Purisa" officeooo:rsid="0016243f"/>
    </style:style>
    <style:style style:name="T54" style:family="text">
      <style:text-properties style:font-name="Purisa" officeooo:rsid="001a66fa"/>
    </style:style>
    <style:style style:name="T55" style:family="text">
      <style:text-properties style:font-name="Purisa" officeooo:rsid="0020a66a"/>
    </style:style>
    <style:style style:name="T56" style:family="text">
      <style:text-properties style:font-name="Purisa" officeooo:rsid="00213004"/>
    </style:style>
    <style:style style:name="T57" style:family="text">
      <style:text-properties style:font-name="Purisa" officeooo:rsid="0042a663"/>
    </style:style>
    <style:style style:name="T58" style:family="text">
      <style:text-properties style:font-name="Purisa" officeooo:rsid="004bf238"/>
    </style:style>
    <style:style style:name="T59" style:family="text">
      <style:text-properties style:font-name="Purisa" officeooo:rsid="004e5b44"/>
    </style:style>
    <style:style style:name="T60" style:family="text">
      <style:text-properties style:font-name="Purisa" officeooo:rsid="005014c7"/>
    </style:style>
    <style:style style:name="T61" style:family="text">
      <style:text-properties style:font-name="Purisa" officeooo:rsid="009e5d56"/>
    </style:style>
    <style:style style:name="T62" style:family="text">
      <style:text-properties style:font-name="Purisa" officeooo:rsid="00a16bfe"/>
    </style:style>
    <style:style style:name="T63" style:family="text">
      <style:text-properties style:font-name="Purisa" officeooo:rsid="00a288a7"/>
    </style:style>
    <style:style style:name="T64" style:family="text">
      <style:text-properties style:font-name="Purisa" officeooo:rsid="00dd9296"/>
    </style:style>
    <style:style style:name="T65" style:family="text">
      <style:text-properties style:font-name="Purisa" officeooo:rsid="00e2ee0f"/>
    </style:style>
    <style:style style:name="T66" style:family="text">
      <style:text-properties style:font-name="Purisa" officeooo:rsid="001393b9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0491bc" style:font-weight-asian="normal" style:font-weight-complex="normal"/>
    </style:style>
    <style:style style:name="T69" style:family="text">
      <style:text-properties style:text-underline-style="none" fo:font-weight="normal" officeooo:rsid="00067eb6" style:font-weight-asian="normal" style:font-weight-complex="normal"/>
    </style:style>
    <style:style style:name="T70" style:family="text">
      <style:text-properties style:text-underline-style="none" fo:font-weight="normal" officeooo:rsid="00687961" style:font-weight-asian="normal" style:font-weight-complex="normal"/>
    </style:style>
    <style:style style:name="T71" style:family="text">
      <style:text-properties style:text-underline-style="none" fo:font-weight="normal" officeooo:rsid="00691b2d" style:font-weight-asian="normal" style:font-weight-complex="normal"/>
    </style:style>
    <style:style style:name="T72" style:family="text">
      <style:text-properties style:text-underline-style="none" fo:font-weight="normal" officeooo:rsid="006a8799" style:font-weight-asian="normal" style:font-weight-complex="normal"/>
    </style:style>
    <style:style style:name="T73" style:family="text">
      <style:text-properties style:text-underline-style="none" fo:font-weight="normal" officeooo:rsid="007c1f66" style:font-weight-asian="normal" style:font-weight-complex="normal"/>
    </style:style>
    <style:style style:name="T74" style:family="text">
      <style:text-properties style:text-underline-style="none" fo:font-weight="normal" officeooo:rsid="0045411b" style:font-weight-asian="normal" style:font-weight-complex="normal"/>
    </style:style>
    <style:style style:name="T75" style:family="text">
      <style:text-properties style:text-underline-style="none" fo:font-weight="normal" officeooo:rsid="00109724" style:font-weight-asian="normal" style:font-weight-complex="bold"/>
    </style:style>
    <style:style style:name="T76" style:family="text">
      <style:text-properties style:text-underline-style="none" fo:font-weight="normal" officeooo:rsid="00128eef" style:font-weight-asian="normal" style:font-weight-complex="bold"/>
    </style:style>
    <style:style style:name="T77" style:family="text">
      <style:text-properties style:text-underline-style="none" fo:font-weight="normal" officeooo:rsid="00f80254" style:font-weight-asian="normal" style:font-weight-complex="bold"/>
    </style:style>
    <style:style style:name="T78" style:family="text">
      <style:text-properties style:text-underline-style="none" fo:font-weight="normal" officeooo:rsid="00f8095c" style:font-weight-asian="normal" style:font-weight-complex="bold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style:text-underline-style="none" fo:font-weight="bold" officeooo:rsid="000491bc" style:font-weight-asian="bold" style:font-weight-complex="bold"/>
    </style:style>
    <style:style style:name="T81" style:family="text">
      <style:text-properties style:text-underline-style="none" fo:font-weight="bold" officeooo:rsid="00067eb6" style:font-weight-asian="bold" style:font-weight-complex="bold"/>
    </style:style>
    <style:style style:name="T82" style:family="text">
      <style:text-properties style:text-underline-style="none" fo:font-weight="bold" officeooo:rsid="005a02d2" style:font-weight-asian="bold" style:font-weight-complex="bold"/>
    </style:style>
    <style:style style:name="T83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fo:font-size="10pt" fo:font-style="normal" style:text-underline-style="none" fo:font-weight="bold" officeooo:rsid="005b3b04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officeooo:rsid="001393b9"/>
    </style:style>
    <style:style style:name="T86" style:family="text">
      <style:text-properties fo:color="#000066" officeooo:rsid="00d2e6c3"/>
    </style:style>
    <style:style style:name="T87" style:family="text">
      <style:text-properties fo:color="#000066" officeooo:rsid="00e173f7"/>
    </style:style>
    <style:style style:name="T88" style:family="text">
      <style:text-properties officeooo:rsid="00deded1"/>
    </style:style>
    <style:style style:name="T89" style:family="text">
      <style:text-properties officeooo:rsid="00e173f7"/>
    </style:style>
    <style:style style:name="T90" style:family="text">
      <style:text-properties officeooo:rsid="00fa9de1"/>
    </style:style>
    <style:style style:name="T91" style:family="text">
      <style:text-properties officeooo:rsid="00fb5c1f"/>
    </style:style>
    <style:style style:name="T92" style:family="text">
      <style:text-properties officeooo:rsid="00feb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6" text:outline-level="1">“How are you?” Questionnaire</text:h>
      <text:p text:style-name="P80"><text:span text:style-name="T83">Intended to help friends understand </text:span><text:span text:style-name="T84">and help</text:span><text:span text:style-name="T83"> friends.</text:span></text:p>
      <text:h text:style-name="P99" text:outline-level="2"><text:span text:style-name="T16">1. </text:span><text:span text:style-name="T14">My Pursuits</text:span></text:h>
      <text:p text:style-name="P28"><text:span text:style-name="T15">Y1. </text:span><text:span text:style-name="T14">Why?</text:span><text:span text:style-name="T17"> (</text:span><text:span text:style-name="T18">what </text:span><text:span text:style-name="T20">are your current areas of professional</text:span><text:span text:style-name="T19"> interest</text:span><text:span text:style-name="T20">s</text:span><text:span text:style-name="T18">?</text:span><text:span text:style-name="T17">)</text:span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name of interest</text:p>
          </table:table-cell>
          <table:table-cell table:style-name="Table1.C1" office:value-type="string">
            <text:p text:style-name="P32">why interested?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61"/>
          </table:table-cell>
          <table:table-cell table:style-name="Table1.C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61"/>
          </table:table-cell>
          <table:table-cell table:style-name="Table1.C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C2" table:number-columns-spanned="2" office:value-type="string">
            <text:p text:style-name="P81"><text:span text:style-name="T91">A</text:span>dd more rows <text:span text:style-name="T90">as needed...</text:span></text:p>
          </table:table-cell>
          <table:covered-table-cell/>
        </table:table-row>
      </table:table>
      <text:p text:style-name="P27"/>
      <text:p text:style-name="P29"><text:span text:style-name="T81">Y2.</text:span><text:span text:style-name="T69"> </text:span><text:span text:style-name="T80">How</text:span><text:span text:style-name="T79">?</text:span><text:span text:style-name="T67"> (</text:span><text:span text:style-name="T68">what </text:span><text:span text:style-name="T71">are the methods </text:span><text:span text:style-name="T72">or principles that</text:span><text:span text:style-name="T68"> </text:span><text:span text:style-name="T70">you believe could bring breakthroughs </text:span><text:span text:style-name="T71">in these areas</text:span><text:span text:style-name="T68">?</text:span><text:span text:style-name="T67">)</text:span></text:p>
      <text:p text:style-name="P23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<text:span text:style-name="T2">name of </text:span><text:span text:style-name="T3">idea</text:span></text:p>
          </table:table-cell>
          <table:table-cell table:style-name="Table2.C1" office:value-type="string">
            <text:p text:style-name="P32">how it would work?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65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64"/>
          </table:table-cell>
          <table:table-cell table:style-name="Table2.C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63"/>
          </table:table-cell>
          <table:table-cell table:style-name="Table2.C2" office:value-type="string">
            <text:p text:style-name="P67"/>
          </table:table-cell>
        </table:table-row>
      </table:table>
      <text:p text:style-name="P27"/>
      <text:p text:style-name="P29"><text:span text:style-name="T81">Y3. </text:span><text:span text:style-name="T80">What</text:span><text:span text:style-name="T79">?</text:span><text:span text:style-name="T67"> (</text:span><text:span text:style-name="T68">what </text:span><text:span text:style-name="T73">are </text:span><text:span text:style-name="T74">your</text:span><text:span text:style-name="T68"> projects/</text:span><text:span text:style-name="T69">companies</text:span><text:span text:style-name="T74"> </text:span><text:span text:style-name="T71">trying</text:span><text:span text:style-name="T74"> </text:span><text:span text:style-name="T71">these methods?</text:span><text:span text:style-name="T67">)</text:span></text:p>
      <text:p text:style-name="P23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<text:span text:style-name="T12">name of </text:span><text:span text:style-name="T13">project/company</text:span></text:p>
          </table:table-cell>
          <table:table-cell table:style-name="Table3.C1" office:value-type="string">
            <text:p text:style-name="P32">what it is doing?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78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55">2</text:p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55">3</text:p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37"/>
          </table:table-cell>
        </table:table-row>
      </table:table>
      <text:h text:style-name="P97" text:outline-level="1"/>
      <text:h text:style-name="P98" text:outline-level="1"><text:span text:style-name="T46">2. </text:span><text:span text:style-name="T44">My Happiness</text:span></text:h>
      <text:p text:style-name="P12"><text:span text:style-name="T28">HFRM</text:span><text:span text:style-name="T31">E</text:span><text:span text:style-name="T28"> (H</text:span><text:span text:style-name="T38">ealth</text:span><text:span text:style-name="T37">, </text:span><text:span text:style-name="T28">F</text:span><text:span text:style-name="T38">inance, </text:span><text:span text:style-name="T28">R</text:span><text:span text:style-name="T38">elationships, </text:span><text:span text:style-name="T28">M</text:span><text:span text:style-name="T38">eaning, </text:span><text:span text:style-name="T31">E</text:span><text:span text:style-name="T39">xperiences</text:span><text:span text:style-name="T38">)</text:span><text:span text:style-name="T33"> make people feel </text:span><text:span text:style-name="T36">happy</text:span><text:span text:style-name="T35">. I</text:span><text:span text:style-name="T33">dentifying and fixing them thus can make us </text:span><text:span text:style-name="T37">more</text:span><text:span text:style-name="T33"> </text:span><text:span text:style-name="T37">happy!</text:span></text:p>
      <text:h text:style-name="P100" text:outline-level="2">HEALTH</text:h>
      <text:p text:style-name="P13"><text:span text:style-name="T26">H1.</text:span><text:span text:style-name="T33"> (</text:span><text:span text:style-name="T34">Perception</text:span><text:span text:style-name="T33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24"><text:span text:style-name="T3">W</text:span><text:span text:style-name="T1">hat</text:span><text:span text:style-name="T5"> </text:span><text:span text:style-name="T1">discomfort or pain</text:span></text:p>
          </table:table-cell>
          <table:table-cell table:style-name="Table7.C1" office:value-type="string">
            <text:p text:style-name="P18"><text:span text:style-name="T4">What to do about it</text:span><text:span text:style-name="T3">?</text:span></text:p>
          </table:table-cell>
        </table:table-row>
        <table:table-row>
          <table:table-cell table:style-name="Table7.A2" office:value-type="string">
            <text:p text:style-name="P41">1</text:p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60">2</text:p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41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9"/>
          </table:table-cell>
        </table:table-row>
      </table:table>
      <text:p text:style-name="P13"><text:span text:style-name="T33"><text:line-break/></text:span><text:span text:style-name="T26">H2.</text:span><text:span text:style-name="T33"> </text:span><text:span text:style-name="T34">(Longevity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24"><text:span text:style-name="T3">W</text:span><text:span text:style-name="T1">hat </text:span><text:span text:style-name="T5">type of risk</text:span></text:p>
          </table:table-cell>
          <table:table-cell table:style-name="Table8.C1" office:value-type="string">
            <text:p text:style-name="P18"><text:span text:style-name="T4">What to do about it</text:span><text:span text:style-name="T3">?</text:span></text:p>
          </table:table-cell>
        </table:table-row>
        <table:table-row>
          <table:table-cell table:style-name="Table8.A2" office:value-type="string">
            <text:p text:style-name="P46">1</text:p>
          </table:table-cell>
          <table:table-cell table:style-name="Table8.A2" office:value-type="string">
            <text:p text:style-name="P70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60">2</text:p>
          </table:table-cell>
          <table:table-cell table:style-name="Table8.A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</table:table>
      <text:h text:style-name="P101" text:outline-level="2"/>
      <text:h text:style-name="P102" text:outline-level="2">FINANCE</text:h>
      <text:p text:style-name="P14"><text:span text:style-name="T43">F1.</text:span><text:span text:style-name="T40"> What</text:span><text:span text:style-name="T47"> </text:span><text:span text:style-name="T50">g</text:span><text:span text:style-name="T40">oods/services</text:span><text:span text:style-name="T50"> </text:span><text:span text:style-name="T47">you’</text:span><text:span text:style-name="T52">d</text:span><text:span text:style-name="T47"> </text:span><text:span text:style-name="T50">indulge in if </text:span><text:span text:style-name="T52">you</text:span><text:span text:style-name="T50"> had unlimited $$$?</text:span></text:p>
      <text:p text:style-name="P16"><text:span text:style-name="T40">(</text:span><text:span text:style-name="T25">*</text:span><text:span text:style-name="T22">estimated need:</text:span><text:span text:style-name="T48"> </text:span><text:span text:style-name="T51">guess </text:span><text:span text:style-name="T48">how </text:span><text:span text:style-name="T49">much</text:span><text:span text:style-name="T48"> you’</text:span><text:span text:style-name="T51">d</text:span><text:span text:style-name="T48"> </text:span><text:span text:style-name="T50">spend </text:span><text:span text:style-name="T48">to </text:span><text:span text:style-name="T49">max</text:span><text:span text:style-name="T48"> satisfaction?</text:span><text:span text:style-name="T40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33">what goods or services?</text:p>
          </table:table-cell>
          <table:table-cell table:style-name="Table9.A1" office:value-type="string">
            <text:p text:style-name="P3">where available</text:p>
          </table:table-cell>
          <table:table-cell table:style-name="Table9.D1" office:value-type="string">
            <text:p text:style-name="P5">estimated need*</text:p>
          </table:table-cell>
        </table:table-row>
        <table:table-row>
          <table:table-cell table:style-name="Table9.A2" office:value-type="string">
            <text:p text:style-name="P59">1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D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59">2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D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75"/>
          </table:table-cell>
          <table:table-cell table:style-name="Table9.D2" office:value-type="string">
            <text:p text:style-name="P72"/>
          </table:table-cell>
        </table:table-row>
      </table:table>
      <text:p text:style-name="P2"/>
      <text:p text:style-name="P15"><text:span text:style-name="T45">F</text:span><text:span text:style-name="T43">2.</text:span><text:span text:style-name="T41"> </text:span><text:span text:style-name="T42">Which 3-4 of these would give you most happiness </text:span><text:span text:style-name="T23">right now</text:span><text:span text:style-name="T42">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34">asset class</text:p>
          </table:table-cell>
          <table:table-cell table:style-name="Table10.C1" office:value-type="string">
            <text:p text:style-name="P25"><text:span text:style-name="T3">W</text:span><text:span text:style-name="T1">here </text:span><text:span text:style-name="T6">to</text:span><text:span text:style-name="T1"> get</text:span></text:p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Space travel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Valuable companies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Great people for important tasks</text:p>
          </table:table-cell>
          <table:table-cell table:style-name="Table10.C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Higher quality food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Exercising more often and conveniently</text:p>
          </table:table-cell>
          <table:table-cell table:style-name="Table10.C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Beauty and looking better more often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Travel and meeting specific friends more often</text:p>
          </table:table-cell>
          <table:table-cell table:style-name="Table10.C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Accessing rare specific facilities and equipment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Accessing certain information or network services</text:p>
          </table:table-cell>
          <table:table-cell table:style-name="Table10.C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Accessing advanced medicine, bioengineering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6"> </text:span>]</text:p>
          </table:table-cell>
          <table:table-cell table:style-name="Table10.A2" office:value-type="string">
            <text:p text:style-name="P85">Mind upload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8"/>
          </table:table-cell>
          <table:table-cell table:style-name="Table10.A2" office:value-type="string">
            <text:p text:style-name="P85">Something else: (describe below)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2"/>
          </table:table-cell>
          <table:table-cell table:style-name="Table10.A2" office:value-type="string">
            <text:p text:style-name="P87"/>
          </table:table-cell>
          <table:table-cell table:style-name="Table10.C2" office:value-type="string">
            <text:p text:style-name="P45"/>
          </table:table-cell>
        </table:table-row>
      </table:table>
      <text:h text:style-name="P103" text:outline-level="2"><text:span text:style-name="T85">R</text:span>ELATIONSHIPS</text:h>
      <text:p text:style-name="P10"><text:span text:style-name="T27">R</text:span><text:span text:style-name="T26">1.</text:span><text:span text:style-name="T21"> </text:span><text:span text:style-name="T61">I</text:span><text:span text:style-name="T21">dentify people, the relationships with whom you’d like to </text:span><text:span text:style-name="T64">improve</text:span><text:span text:style-name="T21">:</text:span></text:p>
      <text:p text:style-name="P11"><text:span text:style-name="T21">Assign a letter to person, and then d</text:span><text:span text:style-name="T66">efine an </text:span><text:span text:style-name="T24">action or operation</text:span><text:span text:style-name="T66"> that you have to do about </text:span><text:span text:style-name="T55">each of</text:span><text:span text:style-name="T66"> them, for things to change in the way that makes you feel the optimal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2"/>
          </table:table-cell>
          <table:table-cell table:style-name="Table11.A1" office:value-type="string">
            <text:p text:style-name="P35"><text:span text:style-name="T88">w</text:span>ho <text:span text:style-name="T88">(some reference)</text:span></text:p>
          </table:table-cell>
          <table:table-cell table:style-name="Table11.A1" office:value-type="string">
            <text:p text:style-name="P4">action or operation</text:p>
          </table:table-cell>
          <table:table-cell table:style-name="Table11.D1" office:value-type="string">
            <text:p text:style-name="P6">Why</text:p>
          </table:table-cell>
        </table:table-row>
        <table:table-row>
          <table:table-cell table:style-name="Table11.A2" office:value-type="string">
            <text:p text:style-name="P43">1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6"/>
          </table:table-cell>
        </table:table-row>
        <table:table-row>
          <table:table-cell table:style-name="Table11.A2" office:value-type="string">
            <text:p text:style-name="P47">2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6"/>
          </table:table-cell>
        </table:table-row>
        <table:table-row>
          <table:table-cell table:style-name="Table11.A2" office:value-type="string">
            <text:p text:style-name="P52">3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52">4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6"/>
          </table:table-cell>
        </table:table-row>
        <table:table-row>
          <table:table-cell table:style-name="Table11.A2" office:value-type="string">
            <text:p text:style-name="P52">5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52">6</text:p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38"/>
          </table:table-cell>
          <table:table-cell table:style-name="Table11.D2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52">7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D2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54">[ ]</text:p>
          </table:table-cell>
          <table:table-cell table:style-name="Table11.D2" table:number-columns-spanned="3" office:value-type="string">
            <text:p text:style-name="P53"><text:s/>( Have someone doesn’t exist yet, describe )</text:p>
            <text:p text:style-name="P53"/>
            <text:p text:style-name="P53"/>
            <text:p text:style-name="P53"/>
          </table:table-cell>
          <table:covered-table-cell/>
          <table:covered-table-cell/>
        </table:table-row>
      </table:table>
      <text:p text:style-name="P1"/>
      <text:h text:style-name="P104" text:outline-level="2">MEANING</text:h>
      <text:p text:style-name="P8"><text:span text:style-name="T62">A</text:span><text:span text:style-name="T53"> good answer to question </text:span><text:span text:style-name="T62">to one’s purpose in life</text:span><text:span text:style-name="T53"> provide</text:span><text:span text:style-name="T62">s</text:span><text:span text:style-name="T53"> an </text:span><text:span text:style-name="T32">actionable</text:span><text:span text:style-name="T53"> “higher purpose</text:span><text:span text:style-name="T62">s</text:span><text:span text:style-name="T53">” making their existence worthwhile, so some find </text:span><text:span text:style-name="T58">meaning</text:span><text:span text:style-name="T53"> in </text:span><text:span text:style-name="T54">the things </text:span><text:span text:style-name="T58">listed </text:span><text:span text:style-name="T54">below.</text:span></text:p>
      <text:p text:style-name="P9"><text:span text:style-name="T29">M</text:span><text:span text:style-name="T30">1</text:span><text:span text:style-name="T29">.</text:span><text:span text:style-name="T54"> Mark </text:span><text:span text:style-name="T65">up to 5 of</text:span><text:span text:style-name="T54"> those that apply to you, </text:span><text:span text:style-name="T63">or write your own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/>
          </table:table-cell>
          <table:table-cell table:style-name="Table12.B1" office:value-type="string">
            <text:p text:style-name="P36">most meaningful to me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2">Improving society and social love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2">Fostering kids and personal love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2">Being with friends and adventures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3"><text:span text:style-name="T89">Problem solving, </text:span>ideas and innovation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4">Mental intimacy and collaboration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4">Physical intimacy and exploration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2">Art, emotions and expression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2">Technological creativity and ideal systems engineering</text:p>
          </table:table-cell>
        </table:table-row>
        <table:table-row>
          <table:table-cell table:style-name="Table12.A2" office:value-type="string">
            <text:p text:style-name="P49">[<text:span text:style-name="T87"> </text:span>]</text:p>
          </table:table-cell>
          <table:table-cell table:style-name="Table12.B2" office:value-type="string">
            <text:p text:style-name="P82">Studying math and solving the mystery of the Universe.</text:p>
          </table:table-cell>
        </table:table-row>
        <table:table-row>
          <table:table-cell table:style-name="Table12.A2" office:value-type="string">
            <text:p text:style-name="P50">[<text:span text:style-name="T87"> </text:span>]</text:p>
          </table:table-cell>
          <table:table-cell table:style-name="Table12.B2" office:value-type="string">
            <text:p text:style-name="P86">Something else: (describe below)</text:p>
          </table:table-cell>
        </table:table-row>
        <table:table-row table:style-name="Table12.12">
          <table:table-cell table:style-name="Table12.A2" office:value-type="string">
            <text:p text:style-name="P44"/>
          </table:table-cell>
          <table:table-cell table:style-name="Table12.B2" office:value-type="string">
            <text:p text:style-name="P39"/>
          </table:table-cell>
        </table:table-row>
      </table:table>
      <text:p text:style-name="P92"/>
      <text:h text:style-name="P105" text:outline-level="2">EXPERIENCES</text:h>
      <text:p text:style-name="P95">To a great extent, we associate happiness with life experiences.</text:p>
      <text:p text:style-name="P95">E1. Write a few experiences that you lack and want to happen<text:span text:style-name="T14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9"/>
          </table:table-cell>
          <table:table-cell table:style-name="Table4.A1" office:value-type="string">
            <text:p text:style-name="P90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4.C1" office:value-type="string">
            <text:p text:style-name="P89"><text:span text:style-name="T4">What to do about it</text:span><text:span text:style-name="T3">?</text:span></text:p>
          </table:table-cell>
        </table:table-row>
        <table:table-row>
          <table:table-cell table:style-name="Table4.A2" office:value-type="string">
            <text:p text:style-name="P106">1</text:p>
          </table:table-cell>
          <table:table-cell table:style-name="Table4.A2" office:value-type="string">
            <text:p text:style-name="P108"/>
          </table:table-cell>
          <table:table-cell table:style-name="Table4.C2" office:value-type="string">
            <text:p text:style-name="P108"/>
          </table:table-cell>
        </table:table-row>
        <table:table-row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108"/>
          </table:table-cell>
          <table:table-cell table:style-name="Table4.C2" office:value-type="string">
            <text:p text:style-name="P108"/>
          </table:table-cell>
        </table:table-row>
        <table:table-row>
          <table:table-cell table:style-name="Table4.A2" office:value-type="string">
            <text:p text:style-name="P106"/>
          </table:table-cell>
          <table:table-cell table:style-name="Table4.A2" office:value-type="string">
            <text:p text:style-name="P108"/>
          </table:table-cell>
          <table:table-cell table:style-name="Table4.C2" office:value-type="string">
            <text:p text:style-name="P108"/>
          </table:table-cell>
        </table:table-row>
      </table:table>
      <text:p text:style-name="P91"/>
      <text:p text:style-name="P94"><text:span text:style-name="T56">Let </text:span><text:span text:style-name="T59">friends</text:span><text:span text:style-name="T56"> </text:span><text:span text:style-name="T60">who care of you </text:span><text:span text:style-name="T56">know. </text:span><text:span text:style-name="T21">The world of possibilities is greater than we imagine </text:span><text:span text:style-name="T56">at any particular </text:span><text:span text:style-name="T57">time</text:span><text:span text:style-name="T21">.</text:span></text:p>
      <text:p text:style-name="P93"/>
      <text:p text:style-name="P7"><text:span text:style-name="T79">Who </text:span><text:span text:style-name="T82">do you dedicate these </text:span><text:span text:style-name="T79">answers </text:span><text:span text:style-name="T82">to</text:span><text:span text:style-name="T79">:</text:span><text:span text:style-name="T67"> </text:span><text:span text:style-name="T1"><text:s/></text:span><text:span text:style-name="T8">good</text:span><text:span text:style-name="T7"> friends</text:span><text:span text:style-name="T1"> </text:span><text:span text:style-name="T67">.</text:span></text:p>
      <text:p text:style-name="P88"><text:span text:style-name="T77">The Questionnaire is based on</text:span><text:span text:style-name="T75"> </text:span><text:span text:style-name="T76">WeFindX </text:span><text:span text:style-name="T77">research </text:span><text:span text:style-name="T78">at</text:span><text:span text:style-name="T75"> </text:span><text:span text:style-name="T10">https://github.com/wefindx/how</text:span><text:span text:style-name="T11">-</text:span><text:span text:style-name="T10">are</text:span><text:span text:style-name="T11">-</text:span><text:span text:style-name="T10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05T11:38:44.139751425</dc:date>
    <meta:editing-duration>PT7H24M34S</meta:editing-duration>
    <meta:editing-cycles>194</meta:editing-cycles>
    <meta:generator>LibreOffice/5.2.7.2$Linux_X86_64 LibreOffice_project/20m0$Build-2</meta:generator>
    <meta:document-statistic meta:table-count="10" meta:image-count="0" meta:object-count="0" meta:page-count="6" meta:paragraph-count="118" meta:word-count="519" meta:character-count="2993" meta:non-whitespace-character-count="2488"/>
  </office:meta>
</office:document-meta>
</file>